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al" svg:font-family="Cor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</office:font-face-decls>
  <office:automatic-styles>
    <style:style style:name="P1" style:family="paragraph">
      <style:paragraph-properties fo:text-align="start" style:justify-single-word="false"/>
      <style:text-properties style:font-name="Coral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r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ral" fo:font-weight="bold" officeooo:paragraph-rsid="0018b5bd" style:font-weight-asian="bold" style:font-weight-complex="bold"/>
    </style:style>
    <style:style style:name="P4" style:family="paragraph" style:parent-style-name="Standard">
      <style:text-properties style:font-name="Coral" fo:font-size="21pt" fo:font-weight="bold" officeooo:rsid="0018b5bd" officeooo:paragraph-rsid="0018b5bd" style:font-size-asian="21pt" style:font-weight-asian="bold" style:font-size-complex="21pt" style:font-weight-complex="bold"/>
    </style:style>
    <style:style style:name="P5" style:family="paragraph" style:parent-style-name="Standard">
      <style:text-properties style:font-name="Coral" fo:font-size="15pt" fo:font-weight="bold" officeooo:rsid="0018b5bd" officeooo:paragraph-rsid="0018b5bd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Coral" fo:font-size="12pt" fo:font-weight="normal" officeooo:rsid="0018b5bd" officeooo:paragraph-rsid="0018b5bd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oral" fo:font-size="12pt" fo:font-weight="bold" officeooo:rsid="0018b5bd" officeooo:paragraph-rsid="0018b5bd" style:font-size-asian="12pt" style:font-weight-asian="bold" style:font-size-complex="12pt" style:font-weight-complex="bold"/>
    </style:style>
    <style:style style:name="P8" style:family="paragraph">
      <style:paragraph-properties fo:text-align="start" style:justify-single-word="false"/>
      <style:text-properties style:font-name="Coral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ral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ral" fo:font-weight="normal" officeooo:paragraph-rsid="0018b5bd" style:font-weight-asian="normal" style:font-weight-complex="normal"/>
    </style:style>
    <style:style style:name="P11" style:family="paragraph" style:parent-style-name="Standard">
      <style:text-properties style:font-name="Coral"/>
    </style:style>
    <style:style style:name="T1" style:family="text">
      <style:text-properties officeooo:rsid="0018b5bd"/>
    </style:style>
    <style:style style:name="T2" style:family="text">
      <style:text-properties fo:font-variant="normal" fo:text-transform="none" fo:color="#ffffff" loext:opacity="100%" style:font-name="Söhne Mono" fo:font-size="10.5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XQUERY</text:p>
      <text:p text:style-name="P4"/>
      <text:p text:style-name="P5">2.Recetas </text:p>
      <text:p text:style-name="P5"/>
      <text:p text:style-name="P2">Escribe las consultas XQuery que permitan obtener la siguiente información:</text:p>
      <text:p text:style-name="P2"><text:s/>Una lista que contiene, para cada receta, el elemento &lt;titulo&gt; de la receta y un elemento &lt;calorias&gt; que contenga el número de calorías.</text:p>
      <text:p text:style-name="P2"/>
      <text:p text:style-name="P9">for $receta in //receta</text:p>
      <text:p text:style-name="P9">return &lt;infoReceta&gt;</text:p>
      <text:p text:style-name="P9"><text:s text:c="9"/>&lt;titulo&gt;{data($receta/titulo)}&lt;/titulo&gt;</text:p>
      <text:p text:style-name="P9"><text:s text:c="9"/>&lt;calorias&gt;{data($receta/nutricion/@caloria)}&lt;/calorias&gt;</text:p>
      <text:p text:style-name="P9"><text:s text:c="7"/>&lt;/infoReceta&gt;</text:p>
      <text:p text:style-name="P9"/>
      <text:p text:style-name="P2"/>
      <text:p text:style-name="P2"/>
      <text:p text:style-name="P2"><text:s text:c="2"/>Una lista similar a la primera, ordenada según las calorías.</text:p>
      <text:p text:style-name="P2"/>
      <text:p text:style-name="P9"/>
      <text:p text:style-name="P9">for $receta in //receta</text:p>
      <text:p text:style-name="P9">order by xs:integer($receta/nutricion/@caloria)</text:p>
      <text:p text:style-name="P9">return &lt;infoReceta&gt;</text:p>
      <text:p text:style-name="P9"><text:s text:c="9"/>&lt;titulo&gt;{data($receta/titulo)}&lt;/titulo&gt;</text:p>
      <text:p text:style-name="P9"><text:s text:c="9"/>&lt;calorias&gt;{data($receta/nutricion/@caloria)}&lt;/calorias&gt;</text:p>
      <text:p text:style-name="P9"><text:s text:c="7"/>&lt;/infoReceta&gt;</text:p>
      <text:p text:style-name="P2"/>
      <text:p text:style-name="P2"/>
      <text:p text:style-name="P2"/>
      <text:p text:style-name="P3"><text:s/>Una lista similar a la primera, ordenada alfabéticamente según el título</text:p>
      <text:p text:style-name="P3"/>
      <text:p text:style-name="P10"/>
      <text:p text:style-name="P10">for $receta in //receta</text:p>
      <text:p text:style-name="P10">order by $receta/titulo</text:p>
      <text:p text:style-name="P10">return &lt;infoReceta&gt;</text:p>
      <text:p text:style-name="P10"><text:s text:c="9"/>&lt;titulo&gt;{data($receta/titulo)}&lt;/titulo&gt;</text:p>
      <text:p text:style-name="P10"><text:s text:c="9"/>&lt;calorias&gt;{data($receta/nutricion/@caloria)}&lt;/calorias&gt;</text:p>
      <text:p text:style-name="P10"><text:s text:c="7"/>&lt;/infoReceta&gt;</text:p>
      <text:p text:style-name="P9"/>
      <text:p text:style-name="P2"/>
      <text:p text:style-name="P2"><text:s/>Una lista similar a la primera, ordenada según el contenido de grasa.</text:p>
      <text:p text:style-name="P2"/>
      <text:p text:style-name="P2"/>
      <text:p text:style-name="P9">for $receta in //receta</text:p>
      <text:p text:style-name="P9"><text:soft-page-break/>order by xs:decimal($receta/nutricion/@grasa)</text:p>
      <text:p text:style-name="P9">return &lt;infoReceta&gt;</text:p>
      <text:p text:style-name="P9"><text:s text:c="9"/>&lt;titulo&gt;{data($receta/titulo)}&lt;/titulo&gt;</text:p>
      <text:p text:style-name="P9"><text:s text:c="9"/>&lt;calorias&gt;{data($receta/nutricion/@caloria)}&lt;/calorias&gt;</text:p>
      <text:p text:style-name="P10"><text:s text:c="7"/>&lt;/infoRecet<text:span text:style-name="T1">a&gt;</text:span></text:p>
      <text:p text:style-name="P10"><text:span text:style-name="T3"/></text:p>
      <text:p text:style-name="P10"><text:span text:style-name="T3"/></text:p>
      <text:p text:style-name="P10"><text:span text:style-name="T3">Una lista similar a la primera, con el título como atributo y las calorías como contenido.</text:span></text:p>
      <text:p text:style-name="P10"><text:span text:style-name="T3"/></text:p>
      <text:p text:style-name="P10">for $receta in //receta</text:p>
      <text:p text:style-name="P10">return element infoReceta {</text:p>
      <text:p text:style-name="P10"><text:s text:c="9"/>attribute titulo {data($receta/titulo)},</text:p>
      <text:p text:style-name="P10"><text:s text:c="9"/>data($receta/nutricion/@caloria)</text:p>
      <text:p text:style-name="P10"><text:s text:c="7"/>}</text:p>
      <text:p text:style-name="P2"/>
      <text:p text:style-name="P2"/>
      <text:p text:style-name="P2"/>
      <text:p text:style-name="P2"><text:s/>Una lista que contenga para cada receta, el título como atributo y cada uno de los ingredientes de nivel superior (sin añadir los ingredientes que están dentro de otros ingredientes).</text:p>
      <text:p text:style-name="P2"/>
      <text:p text:style-name="P2"/>
      <text:p text:style-name="P9">for $receta in //receta</text:p>
      <text:p text:style-name="P9">return &lt;infoReceta titulo="{data($receta/titulo)}"&gt;</text:p>
      <text:p text:style-name="P9"><text:s text:c="9"/>{for $ingrediente in $receta/ingrediente[not(ancestor::ingrediente)] </text:p>
      <text:p text:style-name="P9"><text:s text:c="10"/>return &lt;ingrediente&gt;{data($ingrediente/@nombre)}&lt;/ingrediente&gt;}</text:p>
      <text:p text:style-name="P9"><text:s text:c="7"/>&lt;/infoReceta&gt;</text:p>
      <text:p text:style-name="P9"/>
      <text:p text:style-name="P2"/>
      <text:p text:style-name="P2"/>
      <text:p text:style-name="P2"/>
      <text:p text:style-name="P3"><text:s/>Una lista con cada una de las recetas que contengan el ingrediente harina. Poner el título de la receta como atributo del elemento receta.</text:p>
      <text:p text:style-name="P2"/>
      <text:p text:style-name="P2"/>
      <text:p text:style-name="P9"/>
      <text:p text:style-name="P9">for $receta in //receta[ingrediente/@nombre = 'harina']</text:p>
      <text:p text:style-name="P9">return &lt;receta titulo="{data($receta/titulo)}"&gt;</text:p>
      <text:p text:style-name="P9"><text:s text:c="9"/>{data($receta/nutricion/@caloria)}</text:p>
      <text:p text:style-name="P9"><text:s text:c="7"/>&lt;/receta&gt;</text:p>
      <text:p text:style-name="P9"/>
      <text:p text:style-name="P9"/>
      <text:p text:style-name="P2"/>
      <text:p text:style-name="P2">Una lista de todas aquellas recetas que tengan un ingrediente llamado relleno y este contenga en su interior más de 5 elementos ingrediente. </text:p>
      <text:p text:style-name="P2"><text:soft-page-break/>* La lista resultante estará formada por elementos receta que contienen un atributo titulo con el valor del elemento titulo de la receta. </text:p>
      <text:p text:style-name="P2">* Además, dentro de cada elemento receta habrá elementos ingrediente con el nombre de cada uno de los ingredientes.</text:p>
      <text:p text:style-name="P2"/>
      <text:p text:style-name="P7"/>
      <text:p text:style-name="P6">for $receta in //receta[ingrediente[@nombre='relleno' and count(ingrediente) &gt; 5]]</text:p>
      <text:p text:style-name="P6">return &lt;receta titulo="{data($receta/titulo)}"&gt;</text:p>
      <text:p text:style-name="P6"><text:s text:c="9"/>{for $ingrediente in $receta/ingrediente[@nombre='relleno']/ingrediente</text:p>
      <text:p text:style-name="P6"><text:s text:c="10"/>return &lt;ingrediente&gt;{data($ingrediente/@nombre)}&lt;/ingrediente&gt;}</text:p>
      <text:p text:style-name="P6"><text:s text:c="7"/>&lt;/receta&gt;</text:p>
      <text:p text:style-name="P6"/>
      <text:p text:style-name="P5"/>
      <text:p text:style-name="P5"/>
      <text:p text:style-name="P5"/>
      <text:p text:style-name="P5"/>
      <text:p text:style-name="P5"/>
      <text:p text:style-name="P5">3.Tutoriales</text:p>
      <text:p text:style-name="P5"/>
      <text:p text:style-name="P7">Escribe las consultas XQuery que permitan obtener la siguiente información:</text:p>
      <text:p text:style-name="P7"/>
      <text:p text:style-name="P7"/>
      <text:p text:style-name="P7">1. cada uno de los nombres de las categorias con la etiqueta "categoria".</text:p>
      <text:p text:style-name="P7"/>
      <text:p text:style-name="P6">for $categoria in distinct-values(//categoria)</text:p>
      <text:p text:style-name="P6">return &lt;categoria&gt;{data($categoria)}&lt;/categoria&gt;</text:p>
      <text:p text:style-name="P7"/>
      <text:p text:style-name="P7"/>
      <text:p text:style-name="P7">2. los titulos de los tutoriales con el número de visitas entre paréntesis, ambos dentro de la misma etiqueta "lostutoriales".</text:p>
      <text:p text:style-name="P7"/>
      <text:p text:style-name="P6"/>
      <text:p text:style-name="P6">for $tutorial in //tutorial</text:p>
      <text:p text:style-name="P6">return &lt;lostutoriales&gt;</text:p>
      <text:p text:style-name="P6"><text:s text:c="9"/>&lt;titulo&gt;{data($tutorial/titulo)}&lt;/titulo&gt;</text:p>
      <text:p text:style-name="P6"><text:s text:c="9"/>&lt;visitas&gt;({data($tutorial/visitas)})&lt;/visitas&gt;</text:p>
      <text:p text:style-name="P6"><text:s text:c="7"/>&lt;/lostutoriales&gt;</text:p>
      <text:p text:style-name="P7"/>
      <text:p text:style-name="P7"/>
      <text:p text:style-name="P7"/>
      <text:p text:style-name="P7"><text:soft-page-break/></text:p>
      <text:p text:style-name="P7">3. los nombres de los tutoriales con menos de 2000 visitas</text:p>
      <text:p text:style-name="P7"/>
      <text:p text:style-name="P7"/>
      <text:p text:style-name="P6">for $tutorial in //tutorial[visitas &lt; 2000]</text:p>
      <text:p text:style-name="P6">return data($tutorial/titulo)</text:p>
      <text:p text:style-name="P7"/>
      <text:p text:style-name="P7"/>
      <text:p text:style-name="P7">4. los nombres de los tutoriales de XML con más de 30.000 visitas</text:p>
      <text:p text:style-name="P7"/>
      <text:p text:style-name="P11"/>
      <text:p text:style-name="P11">for $tutorial in //tutorial[categoria = 'XML' and visitas &gt; 30000]</text:p>
      <text:p text:style-name="P11">return data($tutorial/titulo)</text:p>
      <text:p text:style-name="P11"/>
      <text:p text:style-name="P11"/>
      <text:p text:style-name="P11"/>
      <text:p text:style-name="P7"/>
      <text:p text:style-name="P7">5. el número total de visitas</text:p>
      <text:p text:style-name="P7"/>
      <text:p text:style-name="P7"/>
      <text:p text:style-name="P6">sum(//visitas/xs:integer(.))</text:p>
      <text:p text:style-name="P7"/>
      <text:p text:style-name="P7"/>
      <text:p text:style-name="P7">6. los nombres de las categorías distintas, cada una en una etiqueta &lt;categoriadistintas&gt;</text:p>
      <text:p text:style-name="P7"/>
      <text:p text:style-name="P7"/>
      <text:p text:style-name="P6">&lt;categories&gt;{</text:p>
      <text:p text:style-name="P6"><text:s text:c="2"/>for $categoria in distinct-values(//categoria)</text:p>
      <text:p text:style-name="P6"><text:s text:c="2"/>return &lt;categoriadistintas&gt;{$categoria}&lt;/categoriadistintas&gt;</text:p>
      <text:p text:style-name="P6">}&lt;/categories&g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7. nombres y apellidos de los autores eliminando los repetidos y acompañar cada nombre con todos sus tutoriales, ordenados alfabeticametne por nombre de autor; cada autor en una etiqueta &lt;autor&gt; que contendrá una etiqueta &lt;nombreyapellidos&gt; y una etiqueta &lt;titulo&gt;.</text:p>
      <text:p text:style-name="P7"/>
      <text:p text:style-name="P7"/>
      <text:p text:style-name="P6">for $autor in distinct-values(//autor/nombre)</text:p>
      <text:p text:style-name="P6">let $tutoriales := //tutorial[autor/nombre = $autor]</text:p>
      <text:p text:style-name="P6">order by $autor</text:p>
      <text:p text:style-name="P6">return &lt;autor&gt;</text:p>
      <text:p text:style-name="P6"><text:s text:c="9"/>&lt;nombreyapellidos&gt;{$autor} {data(//autor[lower-case(nombre) = lower-case($autor)]/apellidos)}&lt;/nombreyapellidos&gt;</text:p>
      <text:p text:style-name="P6"><text:s text:c="9"/>{for $tutorial in $tutoriales</text:p>
      <text:p text:style-name="P6"><text:s text:c="10"/>return &lt;titulo&gt;{data($tutorial/titulo)}&lt;/titulo&gt;}</text:p>
      <text:p text:style-name="P6"><text:s text:c="7"/>&lt;/autor&gt;</text:p>
      <text:p text:style-name="P6"/>
      <text:p text:style-name="P7"/>
      <text:p text:style-name="P7"/>
      <text:p text:style-name="P7"/>
      <text:p text:style-name="P7">8. la media de vistas de los tutoriales, dentro de una etiqueta &lt;media&gt;.</text:p>
      <text:p text:style-name="P7"/>
      <text:p text:style-name="P6">let $numTutoriales := count(//tutorial)</text:p>
      <text:p text:style-name="P6">return &lt;media&gt;{sum(//visitas/xs:integer(.)) div $numTutoriales}&lt;/media&gt;</text:p>
      <text:p text:style-name="P7"/>
      <text:p text:style-name="P7"/>
      <text:p text:style-name="P7"/>
      <text:p text:style-name="P7"/>
      <text:p text:style-name="P7">9. cuantos tutoriales de XML hay, dentro de una etiqueta &lt;totaltutoriales&gt;.</text:p>
      <text:p text:style-name="P7"/>
      <text:p text:style-name="P7"/>
      <text:p text:style-name="P6">&lt;totaltutoriales&gt;{count(//tutorial[categoria = 'XML'])}&lt;/totaltutoriales&gt;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0. el nombre del tutorial y su categoría, ordenado por el nombre de cada categoría</text:p>
      <text:p text:style-name="P7"/>
      <text:p text:style-name="P7"/>
      <text:p text:style-name="P7"/>
      <text:p text:style-name="P6">for $tutorial in //tutorial</text:p>
      <text:p text:style-name="P6">let $categoria := $tutorial/categoria</text:p>
      <text:p text:style-name="P6">order by $categoria</text:p>
      <text:p text:style-name="P6">return &lt;tutorial_categoria&gt;</text:p>
      <text:p text:style-name="P6"><text:s text:c="9"/>&lt;nombre&gt;{data($tutorial/titulo)}&lt;/nombre&gt;</text:p>
      <text:p text:style-name="P6"><text:s text:c="9"/>&lt;categoria&gt;{$categoria}&lt;/categoria&gt;</text:p>
      <text:p text:style-name="P6"><text:s text:c="7"/>&lt;/tutorial_categoria&gt;</text:p>
      <text:p text:style-name="P6"/>
      <text:p text:style-name="P7"/>
      <text:p text:style-name="P7"/>
      <text:p text:style-name="P7"/>
      <text:p text:style-name="P7"/>
      <text:p text:style-name="P7">11. todos los datos de cada tutorial excepto las visitas.</text:p>
      <text:p text:style-name="P7"/>
      <text:p text:style-name="P7"/>
      <text:p text:style-name="P7"/>
      <text:p text:style-name="P6">for $tutorial in //tutorial</text:p>
      <text:p text:style-name="P6">return &lt;tutorial_excepto_visitas&gt;</text:p>
      <text:p text:style-name="P6"><text:s text:c="9"/>{$tutorial/*[local-name() ne "visitas"]}</text:p>
      <text:p text:style-name="P6"><text:s text:c="7"/>&lt;/tutorial_excepto_visitas&gt;</text:p>
      <text:p text:style-name="P6"/>
      <text:p text:style-name="P7"/>
      <text:p text:style-name="P7"/>
      <text:p text:style-name="P7"/>
      <text:p text:style-name="P7">12. En una tabla de HTML de dos columnas, el título de los tutoriales y los nombres de los autores.</text:p>
      <text:p text:style-name="P7"/>
      <text:p text:style-name="P7"/>
      <text:p text:style-name="P6"/>
      <text:p text:style-name="P6">&lt;table&gt;{</text:p>
      <text:p text:style-name="P6"><text:s text:c="2"/>for $tutorial in //tutorial</text:p>
      <text:p text:style-name="P6"><text:s text:c="2"/>return &lt;tr&gt;</text:p>
      <text:p text:style-name="P6"><text:s text:c="11"/>&lt;td&gt;{data($tutorial/titulo)}&lt;/td&gt;</text:p>
      <text:p text:style-name="P6"><text:s text:c="11"/>&lt;td&gt;{data($tutorial/autor/nombre)} {data($tutorial/autor/apellidos)}&lt;/td&gt;</text:p>
      <text:p text:style-name="P6"><text:s text:c="9"/>&lt;/tr&gt;</text:p>
      <text:p text:style-name="P6">}&lt;/table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al" svg:font-family="Cor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8:47:51.111000000</meta:creation-date>
    <dc:date>2024-02-22T19:48:30.164000000</dc:date>
    <meta:editing-duration>PT1H40S</meta:editing-duration>
    <meta:editing-cycles>1</meta:editing-cycles>
    <meta:document-statistic meta:table-count="0" meta:image-count="0" meta:object-count="0" meta:page-count="6" meta:paragraph-count="114" meta:word-count="619" meta:character-count="5813" meta:non-whitespace-character-count="4964"/>
    <meta:generator>LibreOffice/7.4.6.2$Windows_X86_64 LibreOffice_project/5b1f5509c2decdade7fda905e3e1429a67acd63d</meta:generator>
  </office:meta>
</office:document-meta>
</file>